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Lohit_Devanagari_1.ttf" manifest:media-type="application/x-font-ttf"/>
  <manifest:file-entry manifest:full-path="Fonts/Font_PT_Astra_Sans_1.ttf" manifest:media-type="application/x-font-ttf"/>
  <manifest:file-entry manifest:full-path="Fonts/Font_PT_Astra_Serif_1.ttf" manifest:media-type="application/x-font-ttf"/>
  <manifest:file-entry manifest:full-path="Fonts/Font_PT_Astra_Sans_2.ttf" manifest:media-type="application/x-font-ttf"/>
  <manifest:file-entry manifest:full-path="Fonts/Font_PT_Astra_Serif_2.ttf" manifest:media-type="application/x-font-ttf"/>
  <manifest:file-entry manifest:full-path="Fonts/Font_PT_Astra_Serif_3.ttf" manifest:media-type="application/x-font-ttf"/>
  <manifest:file-entry manifest:full-path="Fonts/Font_PT_Astra_Serif_4.ttf" manifest:media-type="application/x-font-ttf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>
      <svg:font-face-src>
        <svg:font-face-uri xlink:href="Fonts/Font_Lohit_Devanagari_1.ttf" xlink:type="simple" loext:font-style="normal" loext:font-weight="normal">
          <svg:font-face-format svg:string="truetype"/>
        </svg:font-face-uri>
      </svg:font-face-src>
    </style:font-face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>
      <svg:font-face-src>
        <svg:font-face-uri xlink:href="Fonts/Font_PT_Astra_Sans_1.ttf" xlink:type="simple" loext:font-style="normal" loext:font-weight="bold">
          <svg:font-face-format svg:string="truetype"/>
        </svg:font-face-uri>
        <svg:font-face-uri xlink:href="Fonts/Font_PT_Astra_Sans_2.ttf" xlink:type="simple" loext:font-style="italic" loext:font-weight="bold">
          <svg:font-face-format svg:string="truetype"/>
        </svg:font-face-uri>
      </svg:font-face-src>
    </style:font-face>
    <style:font-face style:name="PT Astra Serif" svg:font-family="'PT Astra Serif'" style:font-family-generic="roman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1" svg:font-family="'PT Astra Serif'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2" svg:font-family="'PT Astra Serif'" style:font-adornments="Жирный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3" svg:font-family="'PT Astra Serif'" style:font-adornments="Жирный 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PT Astra Serif4" svg:font-family="'PT Astra Serif'" style:font-adornments="Курсив" style:font-family-generic="roman" style:font-pitch="variable">
      <svg:font-face-src>
        <svg:font-face-uri xlink:href="Fonts/Font_PT_Astra_Serif_1.ttf" xlink:type="simple" loext:font-style="normal" loext:font-weight="normal">
          <svg:font-face-format svg:string="truetype"/>
        </svg:font-face-uri>
        <svg:font-face-uri xlink:href="Fonts/Font_PT_Astra_Serif_2.ttf" xlink:type="simple" loext:font-style="normal" loext:font-weight="bold">
          <svg:font-face-format svg:string="truetype"/>
        </svg:font-face-uri>
        <svg:font-face-uri xlink:href="Fonts/Font_PT_Astra_Serif_3.ttf" xlink:type="simple" loext:font-style="italic" loext:font-weight="normal">
          <svg:font-face-format svg:string="truetype"/>
        </svg:font-face-uri>
        <svg:font-face-uri xlink:href="Fonts/Font_PT_Astra_Serif_4.ttf" xlink:type="simple" loext:font-style="italic" loext:font-weight="bold">
          <svg:font-face-format svg:string="truetype"/>
        </svg:font-face-uri>
      </svg:font-face-src>
    </style:font-face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Заголовок_20_2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</style:style>
    <style:style style:name="P4" style:family="paragraph" style:parent-style-name="Text_20_body">
      <style:paragraph-properties fo:line-height="100%"/>
    </style:style>
    <style:style style:name="P5" style:family="paragraph" style:parent-style-name="Text_20_body">
      <style:paragraph-properties fo:line-height="100%" fo:text-align="center" style:justify-single-word="false"/>
    </style:style>
    <style:style style:name="P6" style:family="paragraph" style:parent-style-name="Text_20_body">
      <style:paragraph-properties fo:line-height="100%" fo:text-align="center" style:justify-single-word="false"/>
      <style:text-properties officeooo:paragraph-rsid="000c0b9d"/>
    </style:style>
    <style:style style:name="P7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28e42"/>
    </style:style>
    <style:style style:name="P8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paragraph-rsid="0039bf97"/>
    </style:style>
    <style:style style:name="P9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160c15" officeooo:paragraph-rsid="00160dc7"/>
    </style:style>
    <style:style style:name="P1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39bf97" officeooo:paragraph-rsid="0039bf97"/>
    </style:style>
    <style:style style:name="P11" style:family="paragraph" style:parent-style-name="Заголовок_20_1_20_титул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39bf97" officeooo:paragraph-rsid="00328e42"/>
    </style:style>
    <style:style style:name="P12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fo:font-weight="bold" officeooo:rsid="001faded" officeooo:paragraph-rsid="00160dc7" style:font-weight-asian="bold" style:font-weight-complex="bold"/>
    </style:style>
    <style:style style:name="P13" style:family="paragraph" style:parent-style-name="Text_20_body">
      <style:paragraph-properties fo:text-align="center" style:justify-single-word="false"/>
      <style:text-properties officeooo:rsid="005c2ed8" officeooo:paragraph-rsid="005c2ed8"/>
    </style:style>
    <style:style style:name="P14" style:family="paragraph" style:parent-style-name="Text_20_body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fo:background-color="transparent"/>
      <style:text-properties officeooo:rsid="005c2ed8" officeooo:paragraph-rsid="005c2ed8"/>
    </style:style>
    <style:style style:name="P15" style:family="paragraph" style:parent-style-name="Text_20_body">
      <style:paragraph-properties fo:line-height="100%" fo:text-align="center" style:justify-single-word="false"/>
      <style:text-properties officeooo:rsid="00581175"/>
    </style:style>
    <style:style style:name="P16" style:family="paragraph" style:parent-style-name="Text_20_body">
      <style:paragraph-properties fo:line-height="100%" fo:text-align="center" style:justify-single-word="false"/>
      <style:text-properties fo:font-variant="normal" fo:text-transform="none" fo:color="#000000" loext:opacity="100%" style:font-name="PT Astra Serif1" fo:font-size="14pt" fo:letter-spacing="normal" fo:font-style="normal" fo:font-weight="normal" style:font-size-asian="14pt" style:font-size-complex="14pt"/>
    </style:style>
    <style:style style:name="P17" style:family="paragraph" style:parent-style-name="Text_20_body" style:master-page-name="">
      <loext:graphic-properties draw:fill="none"/>
      <style:paragraph-properties fo:margin-left="0cm" fo:margin-right="0cm" fo:margin-top="0cm" fo:margin-bottom="0.25cm" style:contextual-spacing="false" fo:text-align="center" style:justify-single-word="false" fo:text-indent="0cm" style:auto-text-indent="false" style:page-number="auto" fo:background-color="transparent"/>
      <style:text-properties fo:font-size="16pt" officeooo:rsid="005e283c" officeooo:paragraph-rsid="005e283c" style:font-size-asian="16pt" style:font-size-complex="16pt"/>
    </style:style>
    <style:style style:name="P18" style:family="paragraph" style:parent-style-name="List_20_Paragraph">
      <loext:graphic-properties draw:fill="none"/>
      <style:paragraph-properties fo:margin-left="0.801cm" fo:margin-right="0cm" fo:margin-top="0cm" fo:margin-bottom="0cm" style:contextual-spacing="true" fo:text-align="center" style:justify-single-word="false" fo:orphans="2" fo:widows="2" fo:text-indent="-0.6cm" style:auto-text-indent="false" fo:background-color="transparent" style:writing-mode="lr-tb"/>
      <style:text-properties style:font-name="PT Astra Serif2" fo:font-size="20.7999992370605pt" fo:font-weight="bold" officeooo:rsid="004a53ab" officeooo:paragraph-rsid="005e283c" style:font-name-asian="Tahoma" style:font-size-asian="18.2000007629395pt" style:font-weight-asian="bold" style:font-name-complex="Lohit Devanagari1" style:font-size-complex="18.2000007629395pt" style:font-weight-complex="bold"/>
    </style:style>
    <style:style style:name="P19" style:family="paragraph" style:parent-style-name="Footnote">
      <style:text-properties officeooo:rsid="0072cdcf" officeooo:paragraph-rsid="0072cdcf"/>
    </style:style>
    <style:style style:name="P20" style:family="paragraph" style:parent-style-name="Text_20_body">
      <style:text-properties officeooo:rsid="00681159" officeooo:paragraph-rsid="00681159"/>
    </style:style>
    <style:style style:name="P21" style:family="paragraph" style:parent-style-name="Text_20_body" style:master-page-name="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style:page-number="auto" fo:background-color="transparent"/>
      <style:text-properties officeooo:rsid="00681159" officeooo:paragraph-rsid="00681159"/>
    </style:style>
    <style:style style:name="P22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officeooo:rsid="00681159" officeooo:paragraph-rsid="00681159"/>
    </style:style>
    <style:style style:name="P23" style:family="paragraph" style:parent-style-name="Text_20_body">
      <style:text-properties officeooo:paragraph-rsid="006dc3bd"/>
    </style:style>
    <style:style style:name="P24" style:family="paragraph" style:parent-style-name="Text_20_body">
      <style:paragraph-properties fo:text-align="justify" style:justify-single-word="false"/>
      <style:text-properties officeooo:paragraph-rsid="007a5131"/>
    </style:style>
    <style:style style:name="P25" style:family="paragraph" style:parent-style-name="Text_20_body">
      <loext:graphic-properties draw:fill="none"/>
      <style:paragraph-properties fo:margin-left="1.499cm" fo:margin-right="0cm" fo:margin-top="0cm" fo:margin-bottom="0.25cm" style:contextual-spacing="true" fo:line-height="120%" fo:text-align="start" style:justify-single-word="false" fo:text-indent="0cm" style:auto-text-indent="false" fo:background-color="transparent"/>
      <style:text-properties style:font-name="Source Code Pro Semibold" fo:font-size="12pt" fo:language="ru" fo:country="RU" officeooo:rsid="00681159" officeooo:paragraph-rsid="00681159" style:font-size-asian="12pt" style:font-size-complex="12pt"/>
    </style:style>
    <style:style style:name="P26" style:family="paragraph" style:parent-style-name="Heading_20_2">
      <style:paragraph-properties fo:margin-left="1.251cm" fo:margin-right="0cm" fo:margin-top="0.349cm" fo:margin-bottom="0.4cm" style:contextual-spacing="false" fo:text-align="start" style:justify-single-word="false" fo:text-indent="0cm" style:auto-text-indent="false" fo:break-before="page" fo:keep-with-next="always"/>
    </style:style>
    <style:style style:name="P27" style:family="paragraph" style:parent-style-name="Heading_20_2">
      <style:text-properties officeooo:rsid="00699b26" officeooo:paragraph-rsid="00699b26"/>
    </style:style>
    <style:style style:name="P28" style:family="paragraph" style:parent-style-name="Text_20_body" style:master-page-name="First_20_Page">
      <style:paragraph-properties fo:line-height="100%" fo:text-align="center" style:justify-single-word="false" style:page-number="auto"/>
      <style:text-properties officeooo:paragraph-rsid="000c0b9d"/>
    </style:style>
    <style:style style:name="P29" style:family="paragraph" style:parent-style-name="Text_20_body" style:list-style-name="L1">
      <style:paragraph-properties fo:text-align="justify" style:justify-single-word="false"/>
      <style:text-properties officeooo:paragraph-rsid="007a5131"/>
    </style:style>
    <style:style style:name="P30" style:family="paragraph" style:parent-style-name="Text_20_body">
      <loext:graphic-properties draw:fill="none"/>
      <style:paragraph-properties fo:margin-left="10.5cm" fo:margin-right="0cm" fo:margin-top="0cm" fo:margin-bottom="0.25cm" style:contextual-spacing="true" fo:line-height="100%" fo:text-align="start" style:justify-single-word="false" fo:text-indent="0cm" style:auto-text-indent="false" fo:background-color="transparent" style:writing-mode="page"/>
      <style:text-properties officeooo:rsid="007b644f" officeooo:paragraph-rsid="007b644f"/>
    </style:style>
    <style:style style:name="P31" style:family="paragraph" style:parent-style-name="Мой_20_код" style:list-style-name="Нумерация_20_кода">
      <style:text-properties officeooo:paragraph-rsid="00699b26"/>
    </style:style>
    <style:style style:name="P32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33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style:use-window-font-color="true" loext:opacity="0%" fo:language="zxx" fo:country="none" fo:font-style="normal" style:text-underline-style="none" fo:font-weight="normal" officeooo:paragraph-rsid="00699b26" fo:background-color="transparent"/>
    </style:style>
    <style:style style:name="P34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fo:background-color="transparent"/>
    </style:style>
    <style:style style:name="P35" style:family="paragraph" style:parent-style-name="Мой_20_код" style:list-style-name="Нумерация_20_кода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0, 'ColourizeBackground': 1, 'LineNumberSeparator': '  ', 'LineNumberPaddingSymbol': '', 'StoreOptionsWithSnippet': 1}" fo:background-color="#f0f0f0"/>
      <style:text-properties fo:color="#000000" loext:opacity="100%" fo:language="zxx" fo:country="none" fo:font-style="normal" style:text-underline-style="none" fo:font-weight="normal" officeooo:paragraph-rsid="00699b26" fo:background-color="transparent"/>
    </style:style>
    <style:style style:name="T1" style:family="text">
      <style:text-properties officeooo:rsid="00160dc7"/>
    </style:style>
    <style:style style:name="T2" style:family="text">
      <style:text-properties officeooo:rsid="00328e42"/>
    </style:style>
    <style:style style:name="T3" style:family="text">
      <style:text-properties officeooo:rsid="0039bf9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28e42" style:font-weight-asian="bold" style:font-weight-complex="bold"/>
    </style:style>
    <style:style style:name="T6" style:family="text">
      <style:text-properties officeooo:rsid="004a53ab"/>
    </style:style>
    <style:style style:name="T7" style:family="text">
      <style:text-properties style:font-name="PT Astra Serif2" fo:font-size="18.3999996185303pt" fo:font-style="normal" fo:font-weight="bold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8" style:family="text">
      <style:text-properties style:font-name="PT Astra Serif2" fo:font-size="18.3999996185303pt" fo:font-style="normal" fo:font-weight="bold" officeooo:rsid="004a53ab" style:font-name-asian="Tahoma" style:font-size-asian="16.1000003814697pt" style:font-weight-asian="bold" style:font-name-complex="Lohit Devanagari1" style:font-size-complex="16.1000003814697pt" style:font-weight-complex="bold"/>
    </style:style>
    <style:style style:name="T9" style:family="text">
      <style:text-properties officeooo:rsid="00581175"/>
    </style:style>
    <style:style style:name="T10" style:family="text">
      <style:text-properties fo:font-variant="normal" fo:text-transform="none" fo:color="#000000" loext:opacity="100%" style:font-name="PT Astra Serif1" fo:font-size="14pt" fo:letter-spacing="normal" fo:font-weight="normal" style:font-size-asian="14pt" style:font-size-complex="14pt"/>
    </style:style>
    <style:style style:name="T11" style:family="text">
      <style:text-properties officeooo:rsid="005c2ed8"/>
    </style:style>
    <style:style style:name="T12" style:family="text">
      <style:text-properties officeooo:rsid="005e283c"/>
    </style:style>
    <style:style style:name="T13" style:family="text">
      <style:text-properties officeooo:rsid="005ec9a5"/>
    </style:style>
    <style:style style:name="T14" style:family="text">
      <style:text-properties fo:language="en" fo:country="US"/>
    </style:style>
    <style:style style:name="T15" style:family="text">
      <style:text-properties fo:language="en" fo:country="US" officeooo:rsid="005ec9a5"/>
    </style:style>
    <style:style style:name="T16" style:family="text">
      <style:text-properties fo:language="en" fo:country="US" officeooo:rsid="00681159"/>
    </style:style>
    <style:style style:name="T17" style:family="text">
      <style:text-properties fo:language="en" fo:country="US" officeooo:rsid="006dc3bd"/>
    </style:style>
    <style:style style:name="T18" style:family="text">
      <style:text-properties fo:language="en" fo:country="US" officeooo:rsid="0074e58b"/>
    </style:style>
    <style:style style:name="T19" style:family="text">
      <style:text-properties fo:language="en" fo:country="US" officeooo:rsid="00710e12"/>
    </style:style>
    <style:style style:name="T20" style:family="text">
      <style:text-properties fo:language="en" fo:country="US" officeooo:rsid="0076597a"/>
    </style:style>
    <style:style style:name="T21" style:family="text">
      <style:text-properties fo:language="en" fo:country="US" officeooo:rsid="007a5131"/>
    </style:style>
    <style:style style:name="T22" style:family="text">
      <style:text-properties fo:language="en" fo:country="US" officeooo:rsid="007b644f"/>
    </style:style>
    <style:style style:name="T23" style:family="text">
      <style:text-properties fo:language="ru" fo:country="RU"/>
    </style:style>
    <style:style style:name="T24" style:family="text">
      <style:text-properties fo:language="ru" fo:country="RU" officeooo:rsid="005ec9a5"/>
    </style:style>
    <style:style style:name="T25" style:family="text">
      <style:text-properties fo:language="ru" fo:country="RU" officeooo:rsid="0061f2a7"/>
    </style:style>
    <style:style style:name="T26" style:family="text">
      <style:text-properties fo:language="ru" fo:country="RU" officeooo:rsid="006249dd"/>
    </style:style>
    <style:style style:name="T27" style:family="text">
      <style:text-properties fo:language="ru" fo:country="RU" officeooo:rsid="00681159"/>
    </style:style>
    <style:style style:name="T28" style:family="text">
      <style:text-properties fo:language="ru" fo:country="RU" officeooo:rsid="006dc3bd"/>
    </style:style>
    <style:style style:name="T29" style:family="text">
      <style:text-properties fo:language="ru" fo:country="RU" officeooo:rsid="00710e12"/>
    </style:style>
    <style:style style:name="T30" style:family="text">
      <style:text-properties fo:language="ru" fo:country="RU" officeooo:rsid="007b644f"/>
    </style:style>
    <style:style style:name="T31" style:family="text">
      <style:text-properties officeooo:rsid="006357f7"/>
    </style:style>
    <style:style style:name="T32" style:family="text">
      <style:text-properties officeooo:rsid="00664dc1"/>
    </style:style>
    <style:style style:name="T33" style:family="text">
      <style:text-properties style:font-name="Source Code Pro Semibold" fo:font-size="12pt" fo:language="ru" fo:country="RU" style:font-size-asian="12pt" style:font-size-complex="12pt"/>
    </style:style>
    <style:style style:name="T34" style:family="text">
      <style:text-properties style:font-name="Source Code Pro Semibold" fo:font-size="12pt" fo:language="en" fo:country="US" style:font-size-asian="12pt" style:font-size-complex="12pt"/>
    </style:style>
    <style:style style:name="T35" style:family="text">
      <style:text-properties fo:color="#007020" loext:opacity="100%" fo:font-weight="bold"/>
    </style:style>
    <style:style style:name="T36" style:family="text">
      <style:text-properties fo:color="#bbbbbb" loext:opacity="100%"/>
    </style:style>
    <style:style style:name="T37" style:family="text">
      <style:text-properties fo:color="#bbbbbb" loext:opacity="100%" fo:font-style="normal" style:text-underline-style="none" fo:font-weight="normal"/>
    </style:style>
    <style:style style:name="T38" style:family="text">
      <style:text-properties fo:color="#902000" loext:opacity="100%"/>
    </style:style>
    <style:style style:name="T39" style:family="text">
      <style:text-properties fo:color="#06287e" loext:opacity="100%"/>
    </style:style>
    <style:style style:name="T40" style:family="text">
      <style:text-properties fo:color="#000000" loext:opacity="100%"/>
    </style:style>
    <style:style style:name="T41" style:family="text">
      <style:text-properties fo:color="#666666" loext:opacity="100%"/>
    </style:style>
    <style:style style:name="T42" style:family="text">
      <style:text-properties fo:color="#40a070" loext:opacity="100%"/>
    </style:style>
    <style:style style:name="T43" style:family="text">
      <style:text-properties fo:color="#40a070" loext:opacity="100%" officeooo:rsid="006848a1"/>
    </style:style>
    <style:style style:name="T44" style:family="text">
      <style:text-properties fo:color="#40a070" loext:opacity="100%" officeooo:rsid="00782dd4"/>
    </style:style>
    <style:style style:name="T45" style:family="text">
      <style:text-properties officeooo:rsid="00699b26"/>
    </style:style>
    <style:style style:name="T46" style:family="text">
      <style:text-properties fo:color="#4070a0" loext:opacity="100%"/>
    </style:style>
    <style:style style:name="T47" style:family="text">
      <style:text-properties officeooo:rsid="00710e12"/>
    </style:style>
    <style:style style:name="T48" style:family="text">
      <style:text-properties officeooo:rsid="0074a40a"/>
    </style:style>
    <style:style style:name="T49" style:family="text">
      <style:text-properties officeooo:rsid="0076597a"/>
    </style:style>
    <style:style style:name="T50" style:family="text">
      <style:text-properties officeooo:rsid="007a5131"/>
    </style:style>
    <style:style style:name="T51" style:family="text">
      <style:text-properties officeooo:rsid="007b644f"/>
    </style:style>
    <style:style style:name="T52" style:family="text">
      <style:text-properties officeooo:rsid="007cf2c6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1" text:separation-character=".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Рис."/>
        <text:sequence-decl text:display-outline-level="0" text:name="Листинг"/>
      </text:sequence-decls>
      <text:p text:style-name="P28">Министерство образования, науки и молодежной политики</text:p>
      <text:p text:style-name="P6">Краснодарского <text:s/>края</text:p>
      <text:p text:style-name="P16">Государственное бюджетное профессиональное образовательное учреждение Краснодарского края «Ейский полипрофильный колледж»</text:p>
      <text:p text:style-name="P5"><text:span text:style-name="Emphasis"><text:span text:style-name="T10"/></text:span></text:p>
      <text:p text:style-name="P2"/>
      <text:p text:style-name="P2"/>
      <text:p text:style-name="P13"/>
      <text:p text:style-name="P17">СИСТЕМНОЕ ПРОГРАММИРОВАНИЕ</text:p>
      <text:p text:style-name="P14"/>
      <text:p text:style-name="P14"/>
      <text:p text:style-name="P11">ЛАБОРАТОРНАЯ РАБОТА №<text:span text:style-name="T12">1</text:span></text:p>
      <text:p text:style-name="P3">по теме:</text:p>
      <text:p text:style-name="P18">Использование потоков</text:p>
      <text:p text:style-name="Заголовок_20_2_20_титул"/>
      <text:p text:style-name="Заголовок_20_2_20_титул"/>
      <text:p text:style-name="P8"><text:span text:style-name="T4">Выполн</text:span><text:span text:style-name="T5">ил:</text:span><text:span text:style-name="T2"> </text:span></text:p>
      <text:p text:style-name="P8"><text:span text:style-name="T3">студент ЕПК,</text:span> <text:span text:style-name="T30">И-32 </text:span><text:span text:style-name="T3">групп</text:span><text:span text:style-name="T51">ы</text:span> </text:p>
      <text:p text:style-name="P30">Самсыка Р. М.</text:p>
      <text:p text:style-name="P9"/>
      <text:p text:style-name="P12"><text:span text:style-name="T3">Проверил</text:span>:</text:p>
      <text:p text:style-name="P7"><text:span text:style-name="T3">преподаватель</text:span><text:span text:style-name="T1"> </text:span><text:span text:style-name="T52">системного программирования</text:span></text:p>
      <text:p text:style-name="P10">Фомин А. Т.</text:p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15"><text:span text:style-name="Emphasis"/></text:p>
      <text:p text:style-name="P5"/>
      <text:p text:style-name="P5">Ейск <text:span text:style-name="T31">2024</text:span></text:p>
      <text:h text:style-name="P26" text:outline-level="2"><text:span text:style-name="T8">1 </text:span><text:span text:style-name="T7">Постановка задачи</text:span></text:h>
      <text:p text:style-name="Text_20_body"><text:tab/>В данной работе необходимо показать умение использовать возможност<text:span text:style-name="T47">и</text:span> класс<text:span text:style-name="T47">а</text:span> <text:span text:style-name="T14">Task </text:span>для создания приложений <text:span text:style-name="T13">эффективно</text:span> <text:span text:style-name="T32">выполняющих вычислительные задачи высокой сложности</text:span><text:span text:style-name="T13">.</text:span></text:p>
      <text:p text:style-name="P24"><text:tab/>В основе решения данной задачи лежит рекурсивный алгоритм. Необходимо составить программу <text:span text:style-name="T49">решающую задачу</text:span> в ООП-<text:span text:style-name="T49">стиле</text:span>, которая, <text:span text:style-name="T50">для создания задачи,</text:span> использует <text:span text:style-name="T50">следующие инструменты</text:span> класс<text:span text:style-name="T47">а</text:span> <text:span text:style-name="T14">Task </text:span><text:span text:style-name="T21">(по вариантам):</text:span></text:p>
      <text:list text:style-name="L1">
        <text:list-item>
          <text:p text:style-name="P29"><text:span text:style-name="T14"><text:s/></text:span><text:span text:style-name="T34">Task&lt;T&gt;;</text:span></text:p>
        </text:list-item>
        <text:list-item>
          <text:p text:style-name="P29"><text:span text:style-name="T14"><text:s/></text:span><text:span text:style-name="T34">Task.Factory.StartNew&lt;T&gt;; !</text:span></text:p>
        </text:list-item>
        <text:list-item>
          <text:p text:style-name="P29"><text:span text:style-name="T14"><text:s/></text:span><text:span text:style-name="T34">Task.Run&lt;T&gt;.</text:span></text:p>
        </text:list-item>
      </text:list>
      <text:p text:style-name="P24"><text:span text:style-name="T14"><text:tab/>Программа должна выводить вычисляемое значение и время выполнения задачи </text:span><text:span text:style-name="T16">в миллисекундах</text:span><text:span text:style-name="T14"> </text:span><text:span text:style-name="T16">(замер производительности участков кода)</text:span><text:span text:style-name="T14">. </text:span><text:span text:style-name="T20">Необходимо с</text:span><text:span text:style-name="T18">равнить производительность кода без и с использованием класс</text:span><text:span text:style-name="T19">а</text:span><text:span text:style-name="T18"> Task. </text:span></text:p>
      <text:p text:style-name="P23"><text:span text:style-name="T15"><text:tab/></text:span><text:span text:style-name="T24">Работа должна включать </text:span><text:span text:style-name="T26">краткое введение с кратким описанием используемых классов, </text:span><text:span text:style-name="T29">описание вычисляемой задачи (рекурсивного алгоритма)</text:span><text:span text:style-name="T27">,</text:span><text:span text:style-name="T26"> описание входных, выходных и промежуточных данных программы </text:span><text:span text:style-name="T27">(по классам)</text:span><text:span text:style-name="T26">, </text:span><text:span text:style-name="T28">подробное описание всех используемых функций класс</text:span><text:span text:style-name="T29">а </text:span><text:span text:style-name="T17">Task,</text:span><text:span text:style-name="T24"> листинг</text:span><text:span text:style-name="T27">и</text:span><text:span text:style-name="T24"> (с нумера</text:span><text:span text:style-name="T25">ц</text:span><text:span text:style-name="T24">ией и табуляцией блоков) </text:span><text:span text:style-name="T27">классов</text:span><text:span text:style-name="T24">, демостраци</text:span><text:span text:style-name="T26">ю</text:span><text:span text:style-name="T24"> консольного вывода, таблицу замеров производительности </text:span><text:span text:style-name="T27">(сравнительный анализ используемых методов)</text:span><text:span text:style-name="T24">, вывод </text:span><text:span text:style-name="T27">по работе</text:span><text:span text:style-name="T24">.</text:span></text:p>
      <text:h text:style-name="Heading_20_2" text:outline-level="2"><text:span text:style-name="T24">2 </text:span><text:span text:style-name="T23">Рекурсивный алгоритм</text:span></text:h>
      <text:p text:style-name="P21"><text:span text:style-name="T23">Алгоритм вычисления функции </text:span><text:span text:style-name="T33">F(n)</text:span><text:span text:style-name="T23"> задан <text:s/>следующими соотношениями: <text:s text:c="23"/></text:span><text:span text:style-name="T33">F(n) = <text:s/>n + 3, при n &lt;= 18 <text:s/></text:span></text:p>
      <text:p text:style-name="P25">F(n) = (n // 3) · F(n // 3) + n – 12, при n &gt; 18, кратных 3 <text:s/></text:p>
      <text:p text:style-name="P22"><text:span text:style-name="T33">F(n) = F(n–1) + n · n + 5, при n &gt; 18, <text:s/>не кратных 3 </text:span><text:span text:style-name="T23"><text:s/></text:span></text:p>
      <text:p text:style-name="P20"><text:span text:style-name="T23">Определите количество натуральных значений n из <text:s/>отрезка </text:span><text:span text:style-name="T33">[1; 800]</text:span><text:span text:style-name="T33"><text:note text:id="ftn1" text:note-class="footnote"><text:note-citation>1</text:note-citation><text:note-body><text:p text:style-name="P19">Необходимо производить замеры с изменяемой границей отрезка: от 800 до 10000000</text:p></text:note-body></text:note></text:span><text:span text:style-name="T23">, для которых <text:s text:c="19"/>все цифры значения </text:span><text:span text:style-name="T33">F(n)</text:span><text:span text:style-name="T23"> чётные.</text:span></text:p>
      <text:h text:style-name="Heading_20_2" text:outline-level="2">3 Реализация <text:span text:style-name="T45">рекурсии</text:span></text:h>
      <text:list xml:id="list2414881277" text:style-name="Нумерация_20_кода">
        <text:list-item>
          <text:p text:style-name="P32"><text:span text:style-name="T35">static</text:span><text:span text:style-name="T36"> </text:span><text:span text:style-name="T38">ulong</text:span><text:span text:style-name="T36"> </text:span><text:span text:style-name="T39">Rec</text:span><text:span text:style-name="T40">(</text:span><text:span text:style-name="T38">ulong</text:span><text:span text:style-name="T36"> </text:span><text:span text:style-name="T40">x){</text:span></text:p>
        </text:list-item>
        <text:list-item>
          <text:p text:style-name="P32"><text:span text:style-name="T36"><text:s text:c="4"/></text:span><text:span text:style-name="T35">if</text:span><text:span text:style-name="T40">(x</text:span><text:span text:style-name="T36"> </text:span><text:span text:style-name="T41">&lt;=</text:span><text:span text:style-name="T36"> </text:span><text:span text:style-name="T42">18</text:span><text:span text:style-name="T40">)</text:span></text:p>
        </text:list-item>
        <text:list-item>
          <text:p text:style-name="P32"><text:soft-page-break/><text:span text:style-name="T36"><text:s text:c="8"/></text:span><text:span text:style-name="T35">return</text:span><text:span text:style-name="T36"> </text:span><text:span text:style-name="T40">x</text:span><text:span text:style-name="T36"> </text:span><text:span text:style-name="T41">+</text:span><text:span text:style-name="T36"> </text:span><text:span text:style-name="T42">3</text:span><text:span text:style-name="T40">;</text:span></text:p>
        </text:list-item>
        <text:list-item>
          <text:p text:style-name="P32"><text:span text:style-name="T36"><text:s text:c="4"/></text:span><text:span text:style-name="T35">else</text:span><text:span text:style-name="T36"> </text:span><text:span text:style-name="T39">if</text:span><text:span text:style-name="T40">(x</text:span><text:span text:style-name="T36"> </text:span><text:span text:style-name="T41">&gt;</text:span><text:span text:style-name="T36"> </text:span><text:span text:style-name="T42">18</text:span><text:span text:style-name="T36"> </text:span><text:span text:style-name="T41">&amp;&amp;</text:span><text:span text:style-name="T36"> </text:span><text:span text:style-name="T40">x</text:span><text:span text:style-name="T36"> </text:span><text:span text:style-name="T41">%</text:span><text:span text:style-name="T36"> </text:span><text:span text:style-name="T42">3</text:span><text:span text:style-name="T36"> </text:span><text:span text:style-name="T41">==</text:span><text:span text:style-name="T36"> </text:span><text:span text:style-name="T42">0</text:span><text:span text:style-name="T40">)</text:span></text:p>
        </text:list-item>
        <text:list-item>
          <text:p text:style-name="P32"><text:span text:style-name="T36"><text:s text:c="8"/></text:span><text:span text:style-name="T35">return</text:span><text:span text:style-name="T36"> </text:span><text:span text:style-name="T40">x</text:span><text:span text:style-name="T36"> </text:span><text:span text:style-name="T41">/</text:span><text:span text:style-name="T36"> </text:span><text:span text:style-name="T42">3</text:span><text:span text:style-name="T36"> </text:span><text:span text:style-name="T41">*</text:span><text:span text:style-name="T36"> </text:span><text:span text:style-name="T40">Rec(x</text:span><text:span text:style-name="T36"> </text:span><text:span text:style-name="T41">/</text:span><text:span text:style-name="T36"> </text:span><text:span text:style-name="T42">3</text:span><text:span text:style-name="T40">)</text:span><text:span text:style-name="T36"> </text:span><text:span text:style-name="T41">+</text:span><text:span text:style-name="T36"> </text:span><text:span text:style-name="T40">x</text:span><text:span text:style-name="T36"> </text:span><text:span text:style-name="T41">-</text:span><text:span text:style-name="T36"> </text:span><text:span text:style-name="T42">12</text:span><text:span text:style-name="T40">;</text:span></text:p>
        </text:list-item>
        <text:list-item>
          <text:p text:style-name="P32"><text:span text:style-name="T36"><text:s text:c="4"/></text:span><text:span text:style-name="T35">else</text:span></text:p>
        </text:list-item>
        <text:list-item>
          <text:p text:style-name="P32"><text:span text:style-name="T36"><text:s text:c="8"/></text:span><text:span text:style-name="T35">return</text:span><text:span text:style-name="T36"> </text:span><text:span text:style-name="T39">Rec</text:span><text:span text:style-name="T40">(x</text:span><text:span text:style-name="T36"> </text:span><text:span text:style-name="T41">-</text:span><text:span text:style-name="T36"> </text:span><text:span text:style-name="T42">1</text:span><text:span text:style-name="T40">)</text:span><text:span text:style-name="T36"> </text:span><text:span text:style-name="T41">+</text:span><text:span text:style-name="T36"> </text:span><text:span text:style-name="T40">x</text:span><text:span text:style-name="T36"> </text:span><text:span text:style-name="T41">*</text:span><text:span text:style-name="T36"> </text:span><text:span text:style-name="T40">x</text:span><text:span text:style-name="T36"> </text:span><text:span text:style-name="T41">+</text:span><text:span text:style-name="T36"> </text:span><text:span text:style-name="T42">5</text:span><text:span text:style-name="T40">;</text:span></text:p>
        </text:list-item>
        <text:list-item>
          <text:p text:style-name="P34">}<text:span text:style-name="T37"/></text:p>
        </text:list-item>
        <text:list-item>
          <text:p text:style-name="P32"><text:span text:style-name="T35">static</text:span><text:span text:style-name="T36"> </text:span><text:span text:style-name="T38">ulong</text:span><text:span text:style-name="T36"> </text:span><text:span text:style-name="T39">RecSum</text:span><text:span text:style-name="T40">()</text:span><text:span text:style-name="T36"> </text:span><text:span text:style-name="T40">{</text:span></text:p>
        </text:list-item>
        <text:list-item>
          <text:p text:style-name="P32"><text:span text:style-name="T36"><text:s text:c="4"/></text:span><text:span text:style-name="T38">ulong</text:span><text:span text:style-name="T36"> </text:span><text:span text:style-name="T40">k</text:span><text:span text:style-name="T36"> </text:span><text:span text:style-name="T41">=</text:span><text:span text:style-name="T36"> </text:span><text:span text:style-name="T42">0</text:span><text:span text:style-name="T40">;</text:span></text:p>
        </text:list-item>
        <text:list-item>
          <text:p text:style-name="P32"><text:span text:style-name="T36"><text:s text:c="4"/></text:span><text:span text:style-name="T35">for</text:span><text:span text:style-name="T36"> </text:span><text:span text:style-name="T40">(</text:span><text:span text:style-name="T38">ulong</text:span><text:span text:style-name="T36"> </text:span><text:span text:style-name="T40">i</text:span><text:span text:style-name="T36"> </text:span><text:span text:style-name="T41">=</text:span><text:span text:style-name="T36"> </text:span><text:span text:style-name="T42">1</text:span><text:span text:style-name="T40">;</text:span><text:span text:style-name="T36"> </text:span><text:span text:style-name="T40">i</text:span><text:span text:style-name="T36"> </text:span><text:span text:style-name="T41">&lt;=</text:span><text:span text:style-name="T36"> </text:span><text:span text:style-name="T44">1000000</text:span><text:span text:style-name="T43">0</text:span><text:span text:style-name="T40">;</text:span><text:span text:style-name="T36"> </text:span><text:span text:style-name="T40">i</text:span><text:span text:style-name="T41">++</text:span><text:span text:style-name="T40">)</text:span><text:span text:style-name="T36"> </text:span><text:span text:style-name="T40">{</text:span></text:p>
        </text:list-item>
        <text:list-item>
          <text:p text:style-name="P32"><text:span text:style-name="T36"><text:s text:c="8"/></text:span><text:span text:style-name="T38">bool</text:span><text:span text:style-name="T36"> </text:span><text:span text:style-name="T40">ch</text:span><text:span text:style-name="T36"> </text:span><text:span text:style-name="T41">=</text:span><text:span text:style-name="T36"> </text:span><text:span text:style-name="T35">true</text:span><text:span text:style-name="T40">;</text:span></text:p>
        </text:list-item>
        <text:list-item>
          <text:p text:style-name="P32"><text:span text:style-name="T36"><text:s text:c="8"/></text:span><text:span text:style-name="T38">ulong</text:span><text:span text:style-name="T36"> </text:span><text:span text:style-name="T40">a</text:span><text:span text:style-name="T36"> </text:span><text:span text:style-name="T41">=</text:span><text:span text:style-name="T36"> </text:span><text:span text:style-name="T40">Rec(i);</text:span></text:p>
        </text:list-item>
        <text:list-item>
          <text:p text:style-name="P32"><text:span text:style-name="T36"><text:s text:c="8"/></text:span><text:span text:style-name="T35">while</text:span><text:span text:style-name="T36"> </text:span><text:span text:style-name="T40">(a</text:span><text:span text:style-name="T36"> </text:span><text:span text:style-name="T41">!=</text:span><text:span text:style-name="T36"> </text:span><text:span text:style-name="T42">0</text:span><text:span text:style-name="T40">)</text:span><text:span text:style-name="T36"> </text:span><text:span text:style-name="T40">{</text:span></text:p>
        </text:list-item>
        <text:list-item>
          <text:p text:style-name="P32"><text:span text:style-name="T36"><text:s text:c="12"/></text:span><text:span text:style-name="T35">if</text:span><text:span text:style-name="T36"> </text:span><text:span text:style-name="T40">(a</text:span><text:span text:style-name="T36"> </text:span><text:span text:style-name="T41">%</text:span><text:span text:style-name="T36"> </text:span><text:span text:style-name="T42">2</text:span><text:span text:style-name="T36"> </text:span><text:span text:style-name="T41">==</text:span><text:span text:style-name="T36"> </text:span><text:span text:style-name="T42">0</text:span><text:span text:style-name="T40">)</text:span><text:span text:style-name="T36"> </text:span><text:span text:style-name="T40">{</text:span></text:p>
        </text:list-item>
        <text:list-item>
          <text:p text:style-name="P32"><text:span text:style-name="T36"><text:s text:c="16"/></text:span><text:span text:style-name="T40">a</text:span><text:span text:style-name="T36"> </text:span><text:span text:style-name="T41">/=</text:span><text:span text:style-name="T36"> </text:span><text:span text:style-name="T42">10</text:span><text:span text:style-name="T40">;</text:span></text:p>
        </text:list-item>
        <text:list-item>
          <text:p text:style-name="P32"><text:span text:style-name="T36"><text:s text:c="12"/></text:span><text:span text:style-name="T40">}</text:span><text:span text:style-name="T36"> </text:span><text:span text:style-name="T35">else</text:span><text:span text:style-name="T36"> </text:span><text:span text:style-name="T40">{</text:span></text:p>
        </text:list-item>
        <text:list-item>
          <text:p text:style-name="P32"><text:span text:style-name="T36"><text:s text:c="16"/></text:span><text:span text:style-name="T40">ch</text:span><text:span text:style-name="T36"> </text:span><text:span text:style-name="T41">=</text:span><text:span text:style-name="T36"> </text:span><text:span text:style-name="T35">false</text:span><text:span text:style-name="T40">;</text:span></text:p>
        </text:list-item>
        <text:list-item>
          <text:p text:style-name="P32"><text:span text:style-name="T36"><text:s text:c="16"/></text:span><text:span text:style-name="T35">break</text:span><text:span text:style-name="T40">;</text:span></text:p>
        </text:list-item>
        <text:list-item>
          <text:p text:style-name="P32"><text:span text:style-name="T36"><text:s text:c="12"/></text:span><text:span text:style-name="T40">}</text:span></text:p>
        </text:list-item>
        <text:list-item>
          <text:p text:style-name="P32"><text:span text:style-name="T36"><text:s text:c="9"/></text:span><text:span text:style-name="T40">}</text:span></text:p>
        </text:list-item>
        <text:list-item>
          <text:p text:style-name="P32"><text:span text:style-name="T36"><text:s text:c="9"/></text:span><text:span text:style-name="T35">if</text:span><text:span text:style-name="T36"> </text:span><text:span text:style-name="T40">(ch</text:span><text:span text:style-name="T36"> </text:span><text:span text:style-name="T41">==</text:span><text:span text:style-name="T36"> </text:span><text:span text:style-name="T35">true</text:span><text:span text:style-name="T40">)</text:span><text:span text:style-name="T36"> </text:span><text:span text:style-name="T40">k</text:span><text:span text:style-name="T41">++</text:span><text:span text:style-name="T40">;</text:span></text:p>
        </text:list-item>
        <text:list-item>
          <text:p text:style-name="P32"><text:span text:style-name="T36"><text:s text:c="4"/></text:span><text:span text:style-name="T40">}</text:span></text:p>
        </text:list-item>
        <text:list-item>
          <text:p text:style-name="P32"><text:span text:style-name="T36"><text:s text:c="4"/></text:span><text:span text:style-name="T35">return</text:span><text:span text:style-name="T36"> </text:span><text:span text:style-name="T40">k;</text:span></text:p>
        </text:list-item>
        <text:list-item>
          <text:p text:style-name="P34">}</text:p>
        </text:list-item>
      </text:list>
      <text:h text:style-name="P27" text:outline-level="2">4 <text:span text:style-name="T48">Создание Task и замер производительности</text:span></text:h>
      <text:list text:continue-numbering="true" text:style-name="Нумерация_20_кода">
        <text:list-item text:start-value="1">
          <text:p text:style-name="P33"><text:span text:style-name="T35">static</text:span><text:span text:style-name="T36"> </text:span><text:span text:style-name="T35">void</text:span><text:span text:style-name="T36"> </text:span><text:span text:style-name="T39">GetResult</text:span><text:span text:style-name="T40">()</text:span><text:span text:style-name="T36"> </text:span><text:span text:style-name="T40">{</text:span></text:p>
        </text:list-item>
        <text:list-item>
          <text:p text:style-name="P33"><text:span text:style-name="T36"><text:s text:c="4"/></text:span><text:span text:style-name="T38">var</text:span><text:span text:style-name="T36"> </text:span><text:span text:style-name="T40">TaskRec</text:span><text:span text:style-name="T36"> </text:span><text:span text:style-name="T41">=</text:span><text:span text:style-name="T36"> </text:span><text:span text:style-name="T35">new</text:span><text:span text:style-name="T36"> </text:span><text:span text:style-name="T40">Task</text:span><text:span text:style-name="T41">&lt;</text:span><text:span text:style-name="T38">ulong</text:span><text:span text:style-name="T41">&gt;</text:span><text:span text:style-name="T40">(()</text:span><text:span text:style-name="T36"> </text:span><text:span text:style-name="T41">=&gt;</text:span><text:span text:style-name="T36"> </text:span><text:span text:style-name="T40">RecSum());</text:span></text:p>
        </text:list-item>
        <text:list-item>
          <text:p text:style-name="P33"><text:span text:style-name="T36"><text:s text:c="4"/></text:span><text:span text:style-name="T40">TaskRec.Start();</text:span></text:p>
        </text:list-item>
        <text:list-item>
          <text:p text:style-name="P33"><text:span text:style-name="T36"><text:s text:c="4"/></text:span><text:span text:style-name="T40">Console.WriteLine(</text:span><text:span text:style-name="T46">$"Результат вычислений {TaskRec.Result}"</text:span><text:span text:style-name="T40">);</text:span><text:span text:style-name="T36"> <text:s text:c="3"/></text:span></text:p>
        </text:list-item>
        <text:list-item>
          <text:p text:style-name="P35">}<text:span text:style-name="T37"/></text:p>
        </text:list-item>
        <text:list-item>
          <text:p text:style-name="P33"><text:span text:style-name="T38">var</text:span><text:span text:style-name="T36"> </text:span><text:span text:style-name="T40">stopwatch</text:span><text:span text:style-name="T36"> </text:span><text:span text:style-name="T41">=</text:span><text:span text:style-name="T36"> </text:span><text:span text:style-name="T35">new</text:span><text:span text:style-name="T36"> </text:span><text:span text:style-name="T40">Stopwatch();</text:span></text:p>
        </text:list-item>
        <text:list-item>
          <text:p text:style-name="P35">stopwatch.Start();</text:p>
        </text:list-item>
        <text:list-item>
          <text:p text:style-name="P35">GetResult();</text:p>
        </text:list-item>
        <text:list-item>
          <text:p text:style-name="P33"><text:span text:style-name="T38">long</text:span><text:span text:style-name="T36"> </text:span><text:span text:style-name="T40">elapsedTime</text:span><text:span text:style-name="T36"> </text:span><text:span text:style-name="T41">=</text:span><text:span text:style-name="T36"> </text:span><text:span text:style-name="T40">stopwatch.ElapsedMilliseconds;</text:span></text:p>
        </text:list-item>
        <text:list-item>
          <text:p text:style-name="P31">Console.WriteLine($"Время выполнения: {elapsedTime} ms");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PT Astra Sans" svg:font-family="'PT Astra Sans'" style:font-family-generic="swiss"/>
    <style:font-face style:name="PT Astra Serif" svg:font-family="'PT Astra Serif'" style:font-family-generic="roman"/>
    <style:font-face style:name="PT Astra Serif1" svg:font-family="'PT Astra Serif'" style:font-family-generic="roman" style:font-pitch="variable"/>
    <style:font-face style:name="PT Astra Serif2" svg:font-family="'PT Astra Serif'" style:font-adornments="Жирный" style:font-family-generic="roman" style:font-pitch="variable"/>
    <style:font-face style:name="PT Astra Serif3" svg:font-family="'PT Astra Serif'" style:font-adornments="Жирный курсив" style:font-family-generic="roman" style:font-pitch="variable"/>
    <style:font-face style:name="PT Astra Serif4" svg:font-family="'PT Astra Serif'" style:font-adornments="Курсив" style:font-family-generic="roman" style:font-pitch="variable"/>
    <style:font-face style:name="Source Code Pro Semibold" svg:font-family="'Source Code Pro Semibold'" style:font-pitch="fixed"/>
    <style:font-face style:name="Source Code Pro Semibold1" svg:font-family="'Source Code Pro Semibold'" style:font-adornments="Полужирный" style:font-pitch="fixed"/>
    <style:font-face style:name="Tahoma" svg:font-family="Tahoma" style:font-family-generic="system" style:font-pitch="variable"/>
    <style:font-face style:name="URW Gothic L" svg:font-family="'URW Gothic L'" style:font-adornments="Обычный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PT Astra Serif" fo:font-size="14pt" fo:language="ru" fo:country="RU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PT Astra Sans" fo:font-family="'PT Astra Sans'" style:font-family-generic="swiss" fo:font-size="16pt" style:font-name-asian="Tahoma" style:font-family-asian="Tahoma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5cm" style:contextual-spacing="tru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PT Astra Serif" fo:font-family="'PT Astra Serif'" style:font-family-generic="roman" fo:font-size="14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PT Astra Serif" fo:font-family="'PT Astra Serif'" style:font-family-generic="roman" fo:font-size="14pt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left="1.251cm" fo:margin-right="0cm" fo:margin-top="0.42cm" fo:margin-bottom="0.7cm" style:contextual-spacing="false" fo:text-align="center" style:justify-single-word="false" fo:text-indent="0cm" style:auto-text-indent="false"/>
      <style:text-properties style:font-name="PT Astra Serif2" fo:font-family="'PT Astra Serif'" style:font-style-name="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1.251cm" fo:margin-right="0cm" fo:margin-top="0.349cm" fo:margin-bottom="0.4cm" style:contextual-spacing="false" fo:text-align="start" style:justify-single-word="false" fo:text-indent="0cm" style:auto-text-indent="false"/>
      <style:text-properties style:use-window-font-color="true" loext:opacity="0%" style:font-name="PT Astra Serif2" fo:font-family="'PT Astra Serif'" style:font-style-name="Жирный" style:font-family-generic="roman" style:font-pitch="variable" fo:font-size="115%" fo:font-style="normal" fo:font-weight="bold" style:font-size-asian="115%" style:font-style-asian="normal" style:font-weight-asian="bold" style:font-size-complex="115%" style:font-style-complex="normal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1.251cm" fo:margin-right="0cm" fo:line-height="150%" fo:text-align="start" style:justify-single-word="false" fo:text-indent="0cm" style:auto-text-indent="false" text:number-lines="false" text:line-number="0"/>
      <style:text-properties style:font-name="PT Astra Serif2" fo:font-family="'PT Astra Serif'" style:font-style-name="Жирный" style:font-family-generic="roman" style:font-pitch="variable" fo:font-size="130%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Рис." style:family="paragraph" style:parent-style-name="Caption">
      <style:paragraph-properties fo:text-align="center" style:justify-single-word="false"/>
      <style:text-properties fo:font-size="12pt" fo:font-style="normal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>
      <style:text-properties fo:font-size="12pt" fo:font-style="normal" fo:font-weight="bold"/>
    </style:style>
    <style:style style:name="Contents_20_3" style:display-name="Contents 3" style:family="paragraph" style:parent-style-name="Index" style:class="index">
      <style:paragraph-properties fo:margin-left="0.998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auto-update="true" style:default-outline-level="3" style:class="text">
      <style:paragraph-properties fo:margin-top="0.247cm" fo:margin-bottom="0.212cm" style:contextual-spacing="false"/>
      <style:text-properties style:use-window-font-color="true" loext:opacity="0%" style:font-name="PT Astra Serif2" fo:font-family="'PT Astra Serif'" style:font-style-name="Жирный" style:font-family-generic="roman" style:font-pitch="variable" fo:font-size="101%" fo:font-style="italic" fo:font-weight="bold" style:font-size-asian="101%" style:font-style-asian="italic" style:font-weight-asian="bold" style:font-size-complex="101%" style:font-style-complex="italic" style:font-weight-complex="bold"/>
    </style:style>
    <style:style style:name="Заголовок_20_1_20_титул" style:display-name="Заголовок 1 титул" style:family="paragraph" style:parent-style-name="Heading_20_1" style:auto-update="true" style:default-outline-level="" style:list-style-name="">
      <style:paragraph-properties fo:text-align="center" style:justify-single-word="false"/>
    </style:style>
    <style:style style:name="Заголовок_20_2_20_титул" style:display-name="Заголовок 2 титул" style:family="paragraph" style:parent-style-name="Heading_20_2" style:default-outline-level="" style:list-style-name="">
      <style:paragraph-properties fo:text-align="center" style:justify-single-word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/>
    </style:style>
    <style:style style:name="Примечание" style:family="paragraph" style:parent-style-name="Preformatted_20_Text" style:auto-update="true">
      <style:paragraph-properties fo:margin-left="1.251cm" fo:margin-right="0cm" fo:text-indent="0cm" style:auto-text-indent="false"/>
      <style:text-properties style:font-name="PT Astra Serif4" fo:font-family="'PT Astra Serif'" style:font-style-name="Курсив" style:font-family-generic="roman" style:font-pitch="variable" fo:font-size="12pt" fo:font-style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2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Заголовок_20_1_20_прилож" style:display-name="Заголовок 1 прилож" style:family="paragraph" style:parent-style-name="Заголовок_20_1_20_титул">
      <style:paragraph-properties fo:margin-left="0cm" fo:margin-right="0cm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9cm" fo:margin-bottom="0cm" style:contextual-spacing="false" fo:text-align="start" style:justify-single-word="false" style:shadow="none"/>
      <style:text-properties style:font-name="URW Gothic L" fo:font-family="'URW Gothic L'" style:font-style-name="Обычный" style:font-family-generic="swiss" style:font-pitch="variable" fo:font-size="18pt" style:font-size-asian="18pt" style:font-size-complex="18pt"/>
    </style:style>
    <style:style style:name="terminal" style:family="paragraph" style:parent-style-name="Text_20_body" style:next-style-name="Text_20_body">
      <loext:graphic-properties draw:fill="solid" draw:fill-color="#eeeeee" draw:opacity="100%"/>
      <style:paragraph-properties fo:margin-top="0.199cm" fo:margin-bottom="0.4cm" style:contextual-spacing="false" fo:line-height="120%" fo:text-align="start" style:justify-single-word="false" fo:background-color="#eeeeee" fo:padding="0.199cm" fo:border="0.31pt solid #000000" style:shadow="none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fo:color="#000000" loext:opacity="100%" style:font-name="Source Code Pro Semibold1" fo:font-family="'Source Code Pro Semibold'" style:font-style-name="Полужирный" style:font-pitch="fixed" fo:font-size="12pt" fo:font-style="normal" fo:text-shadow="none" fo:font-weight="600" officeooo:rsid="00388b02" style:font-size-asian="11pt" style:font-style-asian="italic" style:font-size-complex="11pt" style:font-style-complex="italic" style:font-relief="none"/>
    </style:style>
    <style:style style:name="Мой_20_код" style:display-name="Мой код" style:family="paragraph" style:parent-style-name="terminal" style:master-page-name="">
      <loext:graphic-properties draw:fill="solid" draw:fill-color="#eeeeee"/>
      <style:paragraph-properties fo:margin-left="0cm" fo:margin-right="0cm" fo:margin-top="0.199cm" fo:margin-bottom="0.199cm" style:contextual-spacing="true" fo:text-indent="0cm" style:auto-text-indent="false" style:page-number="auto" fo:background-color="#eeeeee" fo:padding-left="1.101cm" fo:padding-right="0cm" fo:padding-top="0.101cm" fo:padding-bottom="0.101cm" fo:border-left="1.3pt solid #808080" fo:border-right="none" fo:border-top="none" fo:border-bottom="none" style:snap-to-layout-grid="true" style:join-border="true">
        <style:tab-stops/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Листинг" style:family="paragraph" style:parent-style-name="Caption" style:auto-update="true">
      <style:text-properties style:font-name="PT Astra Serif3" fo:font-family="'PT Astra Serif'" style:font-style-name="Жирный курсив" style:font-family-generic="roman" style:font-pitch="variable" fo:font-size="12pt" fo:font-style="normal" fo:font-weight="bold"/>
    </style:style>
    <style:style style:name="Мой_20_код_20_для_20_Code_20_Highlighter_20_2" style:display-name="Мой код для Code Highlighter 2" style:family="paragraph" style:parent-style-name="Мой_20_код">
      <loext:graphic-properties draw:fill="solid" draw:fill-color="#f0f0f0" draw:opacity="100%"/>
      <style:paragraph-properties ch2_options="{'Style': 'friendly', 'Language': 'C#', 'UseCharStyles': 0, 'LineNumberRatio': 100, 'LineNumberStart': 1, 'MasterCharStyle': '', 'ShowLineNumbers': 1, 'ColourizeBackground': 1, 'LineNumberSeparator': '  ', 'LineNumberPaddingSymbol': '', 'StoreOptionsWithSnippet': 1}" fo:background-color="#f0f0f0" fo:padding-left="0.4cm" fo:padding-right="0cm" fo:padding-top="0.101cm" fo:padding-bottom="0.101cm" fo:border-left="1.3pt solid #808080" fo:border-right="none" fo:border-top="none" fo:border-bottom="non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Вывод_20_текст_20_в_20_консоли" style:display-name="Вывод текст в консоли" style:family="paragraph" style:parent-style-name="terminal" style:auto-update="true">
      <style:paragraph-properties fo:margin-top="0.199cm" fo:margin-bottom="0.4cm" style:contextual-spacing="tru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>
      <style:text-properties fo:color="#808080" loext:opacity="100%" style:font-name="DejaVu Sans Mono" fo:font-family="'DejaVu Sans Mono'" style:font-family-generic="modern" style:font-pitch="fixed" fo:font-size="10.5pt" fo:font-weight="bold" fo:background-color="transparent" style:font-size-asian="9.14999961853027pt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member0_5f_csharp" style:display-name="member0_csharp" style:family="text">
      <style:text-properties fo:color="#0000ff" loext:opacity="100%" fo:font-style="normal" fo:font-weight="normal"/>
    </style:style>
    <style:style style:name="symbol0_5f_csharp" style:display-name="symbol0_csharp" style:family="text">
      <style:text-properties fo:color="#008000" loext:opacity="100%" fo:font-style="normal" fo:font-weight="normal"/>
    </style:style>
    <style:style style:name="string_5f_csharp" style:display-name="string_csharp" style:family="text">
      <style:text-properties fo:color="#666666" loext:opacity="100%" fo:font-style="normal" fo:font-weight="normal"/>
    </style:style>
    <style:style style:name="number_5f_csharp" style:display-name="number_csharp" style:family="text">
      <style:text-properties fo:color="#ff0000" loext:opacity="100%" fo:font-style="normal" fo:font-weight="normal"/>
    </style:style>
    <style:style style:name="keyword0_5f_csharp" style:display-name="keyword0_csharp" style:family="text">
      <style:text-properties fo:color="#0600ff" loext:opacity="100%" fo:font-style="normal" fo:font-weight="normal"/>
    </style:style>
    <style:style style:name="keyword3_5f_csharp" style:display-name="keyword3_csharp" style:family="text">
      <style:text-properties fo:color="#ff0000" loext:opacity="100%" fo:font-style="normal" fo:font-weight="normal"/>
    </style:style>
    <style:style style:name="Вывод" style:family="text">
      <style:text-properties fo:font-style="italic" fo:font-weight="bold" style:font-style-asian="italic" style:font-weight-asian="bold" style:font-style-complex="italic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 style:auto-update="true">
      <style:graphic-properties svg:width="17.971cm" fo:min-height="0.259cm" text:anchor-type="paragraph" svg:x="0cm" svg:y="14.19cm" fo:margin-left="0cm" fo:margin-right="0cm" fo:margin-top="0cm" fo:margin-bottom="0cm" style:wrap="none" style:vertical-pos="top" style:vertical-rel="page" style:horizontal-pos="from-left" style:horizontal-rel="page" fo:background-color="transparent" draw:fill="none" draw:fill-color="#729fcf" fo:padding="0cm" fo:border="none" draw:wrap-influence-on-position="once-concurrent" loext:allow-overlap="true">
        <style:columns fo:column-count="1" fo:column-gap="0cm"/>
      </style:graphic-properties>
    </style:style>
    <style:style style:name="Formula" style:family="graphic">
      <style:graphic-properties text:anchor-type="as-char" svg:y="0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28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loext:num-list-format="%4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loext:num-list-format="%5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loext:num-list-format="%6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loext:num-list-format="%7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loext:num-list-format="%8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loext:num-list-format="%9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Нумерация_20_кода" style:display-name="Нумерация кода">
      <text:list-level-style-number text:level="1" text:style-name="Line_20_numbering" loext:num-list-format="%1%." style:num-suffix="." style:num-format="1">
        <style:list-level-properties text:list-level-position-and-space-mode="label-alignment" fo:text-align="end">
          <style:list-level-label-alignment text:label-followed-by="listtab" text:list-tab-stop-position="0.3cm" fo:text-indent="-0.3cm" fo:margin-left="0.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suffix=")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Титульная" style:page-layout-name="Mpm2" draw:style-name="Mdp2"/>
    <style:master-page style:name="First_20_Page" style:display-name="First Page" style:page-layout-name="Mpm3" draw:style-name="Mdp1" style:next-style-name="Standard"/>
    <style:master-page style:name="Footnote" style:page-layout-name="Mpm4" draw:style-name="Mdp1"/>
    <style:master-page style:name="Endnote" style:page-layout-name="Mpm4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0T11:06:12.421000000</meta:creation-date>
    <meta:editing-duration>PT3H54M41S</meta:editing-duration>
    <meta:editing-cycles>26</meta:editing-cycles>
    <meta:generator>LibreOffice/24.2.4.2$Windows_X86_64 LibreOffice_project/51a6219feb6075d9a4c46691dcfe0cd9c4fff3c2</meta:generator>
    <dc:title>Реферат ГОСТ</dc:title>
    <dc:date>2024-09-13T20:50:14.246000000</dc:date>
    <meta:print-date>2024-09-11T00:20:13.464788517</meta:print-date>
    <meta:printed-by>Файлы PDF</meta:printed-by>
    <meta:document-statistic meta:table-count="0" meta:image-count="0" meta:object-count="0" meta:page-count="3" meta:paragraph-count="66" meta:word-count="436" meta:character-count="2982" meta:non-whitespace-character-count="2393"/>
  </office:meta>
</office:document-meta>
</file>